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E000001CCFC1CC7EFF4D23B5D.png" manifest:media-type="image/png"/>
  <manifest:file-entry manifest:full-path="Pictures/10000001000002B9000000E5A010E4643E5D5377.png" manifest:media-type="image/png"/>
  <manifest:file-entry manifest:full-path="Pictures/100000010000031E0000024297C82408F9483F22.png" manifest:media-type="image/png"/>
  <manifest:file-entry manifest:full-path="Pictures/10000001000002C10000017C62927519B875E475.png" manifest:media-type="image/png"/>
  <manifest:file-entry manifest:full-path="Pictures/10000001000002C10000022F3AD8C556B38465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cb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.1252in" svg:y="-0.2311in" svg:width="6.9252in" svg:height="5.4902in" draw:z-index="0"><draw:image xlink:href="Pictures/10000001000002C10000022F3AD8C556B38465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0.0937in" svg:y="1.6736in" svg:width="6.9252in" svg:height="3.7319in" draw:z-index="1"><draw:image xlink:href="Pictures/10000001000002C10000017C62927519B875E47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x="0.1772in" svg:y="0.0898in" svg:width="6.9252in" svg:height="2.2752in" draw:z-index="2"><draw:image xlink:href="Pictures/10000001000002B9000000E5A010E4643E5D53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char" svg:width="6.9252in" svg:height="5.0154in" draw:z-index="3"><draw:image xlink:href="Pictures/100000010000031E0000024297C82408F9483F22.png" xlink:type="simple" xlink:show="embed" xlink:actuate="onLoad" draw:mime-type="image/png"/></draw:frame></text:p>
      <text:p text:style-name="P1"/>
      <text:p text:style-name="P1"/>
      <text:p text:style-name="P1"><draw:frame draw:style-name="fr1" draw:name="Image5" text:anchor-type="char" svg:width="6.9252in" svg:height="3.9917in" draw:z-index="4"><draw:image xlink:href="Pictures/100000010000031E000001CCFC1CC7EFF4D23B5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47:34.165962898</meta:creation-date>
    <dc:date>2023-03-28T16:58:25.005044136</dc:date>
    <meta:editing-duration>PT40S</meta:editing-duration>
    <meta:editing-cycles>1</meta:editing-cycles>
    <meta:document-statistic meta:table-count="0" meta:image-count="5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